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For tutoria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parts for tutorials 1 to 3 (these parts are also used in successive tutorial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jumper wires, male-mal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ARNING: I bought 65 pieces assorted jumper wires on eBay and two of them where dead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two of the jumpers had a thin layer of clear glue on the pin that prevented good contact; fixed by scraping glue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hen your done with the breadboard, the Teensy LC can be reused on a PCB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4b_split_keyboard_with_shift_regist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74HC165 shift register</text:p>
          </table:table-cell>
          <table:table-cell office:value-type="string" calcext:value-type="string">
            <text:p>Texas-Instruments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texas-instruments/SN74HC165N/296-8251-5-ND/376966</text:p>
          </table:table-cell>
          <table:table-cell office:value-type="string" calcext:value-type="string">
            <text:p>shift register for split keyboard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vishay-bc-components/K104K15X7RF5TH5/BC1101CT-ND/286723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digikey.com/product-detail/en/stackpole-electronics-inc/CF14JT10K0/CF14JT10K0CT-ND/1830374</text:p>
          </table:table-cell>
          <table:table-cell office:value-type="string" calcext:value-type="string">
            <text:p>one pull-up resistor per connected input pin.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mper wires, male-mal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onal: insulated solid 24 ga wire and a wire stripper</text:p>
          </table:table-cell>
          <table:table-cell table:number-columns-repeated="3"/>
          <table:table-cell office:value-type="string" calcext:value-type="string">
            <text:p>Available on eBay and RadioShack</text:p>
          </table:table-cell>
          <table:table-cell office:value-type="string" calcext:value-type="string">
            <text:p>get this if you want to chain shift registers with wires flat on breadboard as seen in the pictures</text:p>
          </table:table-cell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5_LED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LED colors, the tutorial uses 3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27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yageo/MFP-25BRD52-150R/150ADCT-ND/2059117" xlink:type="simple">http://www.digikey.com/product-detail/en/yageo/MFP-25BRD52-150R/150ADCT-ND/2059117</text:a></text:p>
          </table:table-cell>
          <table:table-cell/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dditional parts for tutorial_6_active_high</text:p>
          </table:table-cell>
          <table:table-cell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down resistor per read p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01:39:56.027025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8-24T01:50:11.663450697</dc:date>
    <meta:editing-duration>PT6H40M58S</meta:editing-duration>
    <meta:editing-cycles>58</meta:editing-cycles>
    <meta:generator>LibreOffice/5.1.4.2$Linux_X86_64 LibreOffice_project/10$Build-2</meta:generator>
    <meta:document-statistic meta:table-count="1" meta:cell-count="90" meta:object-count="0"/>
  </office:meta>
</office:document-meta>
</file>